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 svg:font-family="" style:font-family-generic="roman"/>
    <style:font-face style:name="Cantarell" svg:font-family="Cantarell" style:font-family-generic="swiss"/>
    <style:font-face style:name="DejaVu Sans" svg:font-family="'DejaVu Sans'" style:font-family-generic="swiss"/>
    <style:font-face style:name="WenQuanYi Zen Hei Sharp1" svg:font-family="'WenQuanYi Zen Hei Sharp'"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ejaVu Sans2" svg:font-family="'DejaVu Sans'"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cm" table:align="margins" style:may-break-between-rows="false"/>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1.2" style:family="table-row">
      <style:table-row-properties style:min-row-height="2cm"/>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style:min-row-height="0.847cm"/>
    </style:style>
    <style:style style:name="Table2.A1" style:family="table-cell">
      <style:table-cell-properties style:vertical-align="middle" fo:padding="0.097cm" fo:border-left="0.05pt solid #000000" fo:border-right="none" fo:border-top="0.05pt solid #000000" fo:border-bottom="0.05pt solid #000000"/>
    </style:style>
    <style:style style:name="Table2.B1" style:family="table-cell">
      <style:table-cell-properties style:vertical-align="middle" fo:padding="0.097cm" fo:border="0.05pt solid #000000"/>
    </style:style>
    <style:style style:name="Table2.2" style:family="table-row">
      <style:table-row-properties style:min-row-height="2cm"/>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ing_20_2">
      <style:paragraph-properties fo:text-align="justify" style:justify-single-word="false"/>
      <style:text-properties officeooo:rsid="000e014c" officeooo:paragraph-rsid="00219c2f"/>
    </style:style>
    <style:style style:name="P2" style:family="paragraph" style:parent-style-name="Heading_20_2">
      <style:text-properties officeooo:paragraph-rsid="00219c2f"/>
    </style:style>
    <style:style style:name="P3" style:family="paragraph" style:parent-style-name="Table_20_Contents">
      <style:paragraph-properties fo:text-align="center" style:justify-single-word="false"/>
      <style:text-properties fo:font-weight="bold" officeooo:rsid="0003ca5e" officeooo:paragraph-rsid="0024dada" style:font-weight-asian="bold" style:font-weight-complex="bold"/>
    </style:style>
    <style:style style:name="P4" style:family="paragraph" style:parent-style-name="Table_20_Contents">
      <style:paragraph-properties fo:text-align="center" style:justify-single-word="false"/>
      <style:text-properties fo:font-weight="bold" officeooo:rsid="001193f6" officeooo:paragraph-rsid="0024dada" style:font-weight-asian="bold" style:font-weight-complex="bold"/>
    </style:style>
    <style:style style:name="P5" style:family="paragraph" style:parent-style-name="Table_20_Contents">
      <style:paragraph-properties fo:text-align="center" style:justify-single-word="false"/>
      <style:text-properties officeooo:paragraph-rsid="0024dada"/>
    </style:style>
    <style:style style:name="P6" style:family="paragraph" style:parent-style-name="Table_20_Contents">
      <style:paragraph-properties fo:text-align="center" style:justify-single-word="false"/>
      <style:text-properties fo:color="#6666ff" fo:font-weight="bold" officeooo:rsid="0005a5d7" officeooo:paragraph-rsid="0024dada" style:font-weight-asian="bold" style:font-weight-complex="bold"/>
    </style:style>
    <style:style style:name="P7" style:family="paragraph" style:parent-style-name="Table_20_Contents">
      <style:paragraph-properties fo:text-align="start" style:justify-single-word="false"/>
      <style:text-properties fo:color="#6666ff" fo:font-weight="bold" officeooo:rsid="0005a5d7" officeooo:paragraph-rsid="0024dada" style:font-weight-asian="bold" style:font-weight-complex="bold"/>
    </style:style>
    <style:style style:name="P8" style:family="paragraph" style:parent-style-name="Table_20_Contents">
      <style:paragraph-properties fo:text-align="center" style:justify-single-word="false"/>
      <style:text-properties fo:color="#6666ff" fo:font-weight="bold" officeooo:rsid="00094b7f" officeooo:paragraph-rsid="0024dada" style:font-weight-asian="bold" style:font-weight-complex="bold"/>
    </style:style>
    <style:style style:name="P9" style:family="paragraph" style:parent-style-name="Table_20_Contents">
      <style:paragraph-properties fo:text-align="start" style:justify-single-word="false"/>
      <style:text-properties fo:color="#6666ff" fo:font-weight="bold" officeooo:rsid="00094b7f" officeooo:paragraph-rsid="0024dada" style:font-weight-asian="bold" style:font-weight-complex="bold"/>
    </style:style>
    <style:style style:name="P10" style:family="paragraph" style:parent-style-name="Table_20_Contents">
      <style:paragraph-properties fo:text-align="center" style:justify-single-word="false"/>
      <style:text-properties fo:color="#6666ff" fo:font-weight="bold" officeooo:rsid="000f273c" officeooo:paragraph-rsid="0024dada" style:font-weight-asian="bold" style:font-weight-complex="bold"/>
    </style:style>
    <style:style style:name="P11" style:family="paragraph" style:parent-style-name="Table_20_Contents">
      <style:paragraph-properties fo:text-align="start" style:justify-single-word="false"/>
      <style:text-properties fo:color="#6666ff" fo:font-weight="bold" officeooo:rsid="000f273c" officeooo:paragraph-rsid="0024dada" style:font-weight-asian="bold" style:font-weight-complex="bold"/>
    </style:style>
    <style:style style:name="P12" style:family="paragraph" style:parent-style-name="Table_20_Contents">
      <style:paragraph-properties fo:text-align="center" style:justify-single-word="false"/>
      <style:text-properties fo:color="#6666ff" fo:font-weight="bold" officeooo:rsid="0012a74a" officeooo:paragraph-rsid="0024dada" style:font-weight-asian="bold" style:font-weight-complex="bold"/>
    </style:style>
    <style:style style:name="P13" style:family="paragraph" style:parent-style-name="Table_20_Contents">
      <style:paragraph-properties fo:text-align="start" style:justify-single-word="false"/>
      <style:text-properties fo:color="#6666ff" fo:font-weight="bold" officeooo:rsid="0012a74a" officeooo:paragraph-rsid="0024dada" style:font-weight-asian="bold" style:font-weight-complex="bold"/>
    </style:style>
    <style:style style:name="P14" style:family="paragraph" style:parent-style-name="Table_20_Contents">
      <style:paragraph-properties fo:text-align="start" style:justify-single-word="false"/>
      <style:text-properties fo:color="#6666ff" fo:font-weight="bold" officeooo:rsid="001fae70" officeooo:paragraph-rsid="0024dada" style:font-weight-asian="bold" style:font-weight-complex="bold"/>
    </style:style>
    <style:style style:name="P15" style:family="paragraph" style:parent-style-name="Table_20_Contents">
      <style:paragraph-properties fo:text-align="center" style:justify-single-word="false"/>
      <style:text-properties officeooo:rsid="00158f1a" officeooo:paragraph-rsid="0024dada"/>
    </style:style>
    <style:style style:name="P16" style:family="paragraph" style:parent-style-name="Table_20_Contents">
      <style:paragraph-properties fo:text-align="start" style:justify-single-word="false"/>
      <style:text-properties officeooo:rsid="00158f1a" officeooo:paragraph-rsid="0024dada"/>
    </style:style>
    <style:style style:name="P17" style:family="paragraph" style:parent-style-name="Table_20_Contents">
      <style:paragraph-properties fo:text-align="center" style:justify-single-word="false"/>
      <style:text-properties officeooo:rsid="0005a5d7" officeooo:paragraph-rsid="0024dada"/>
    </style:style>
    <style:style style:name="P18" style:family="paragraph" style:parent-style-name="Table_20_Contents">
      <style:paragraph-properties fo:text-align="start" style:justify-single-word="false"/>
      <style:text-properties officeooo:rsid="0005a5d7" officeooo:paragraph-rsid="0024dada"/>
    </style:style>
    <style:style style:name="P19" style:family="paragraph" style:parent-style-name="Table_20_Contents">
      <style:paragraph-properties fo:text-align="center" style:justify-single-word="false"/>
      <style:text-properties officeooo:rsid="00161cf0" officeooo:paragraph-rsid="0024dada"/>
    </style:style>
    <style:style style:name="P20" style:family="paragraph" style:parent-style-name="Table_20_Contents">
      <style:paragraph-properties fo:text-align="center" style:justify-single-word="false"/>
      <style:text-properties officeooo:rsid="00262ac8" officeooo:paragraph-rsid="0024dada"/>
    </style:style>
    <style:style style:name="P21" style:family="paragraph" style:parent-style-name="Table_20_Contents">
      <style:paragraph-properties fo:text-align="center" style:justify-single-word="false"/>
      <style:text-properties officeooo:rsid="001b8824" officeooo:paragraph-rsid="0024dada"/>
    </style:style>
    <style:style style:name="P22" style:family="paragraph" style:parent-style-name="Table_20_Contents">
      <style:paragraph-properties fo:text-align="start" style:justify-single-word="false"/>
      <style:text-properties officeooo:rsid="001fae70" officeooo:paragraph-rsid="0024dada"/>
    </style:style>
    <style:style style:name="P23" style:family="paragraph" style:parent-style-name="Table_20_Contents">
      <style:paragraph-properties fo:text-align="start" style:justify-single-word="false"/>
      <style:text-properties officeooo:rsid="00212526" officeooo:paragraph-rsid="0024dada"/>
    </style:style>
    <style:style style:name="P24" style:family="paragraph" style:parent-style-name="Table_20_Contents">
      <style:paragraph-properties fo:text-align="start" style:justify-single-word="false"/>
      <style:text-properties officeooo:rsid="0022f45f" officeooo:paragraph-rsid="0024dada"/>
    </style:style>
    <style:style style:name="P25" style:family="paragraph" style:parent-style-name="Table_20_Contents">
      <style:paragraph-properties fo:text-align="start" style:justify-single-word="false"/>
      <style:text-properties officeooo:rsid="0024054a" officeooo:paragraph-rsid="0024dada"/>
    </style:style>
    <style:style style:name="P26" style:family="paragraph" style:parent-style-name="Subtitle">
      <style:paragraph-properties fo:text-align="start" style:justify-single-word="false"/>
      <style:text-properties officeooo:paragraph-rsid="00219c2f"/>
    </style:style>
    <style:style style:name="P27" style:family="paragraph" style:parent-style-name="Standard">
      <style:paragraph-properties fo:text-align="center" style:justify-single-word="false"/>
      <style:text-properties officeooo:paragraph-rsid="001bad49"/>
    </style:style>
    <style:style style:name="P28" style:family="paragraph" style:parent-style-name="Standard">
      <style:paragraph-properties fo:text-align="start" style:justify-single-word="false"/>
      <style:text-properties officeooo:paragraph-rsid="001d30e1"/>
    </style:style>
    <style:style style:name="P29" style:family="paragraph" style:parent-style-name="Standard">
      <style:paragraph-properties fo:text-align="start" style:justify-single-word="false"/>
      <style:text-properties officeooo:paragraph-rsid="001d60d6"/>
    </style:style>
    <style:style style:name="P30" style:family="paragraph" style:parent-style-name="Standard">
      <style:paragraph-properties fo:text-align="start" style:justify-single-word="false"/>
      <style:text-properties officeooo:paragraph-rsid="001e990f"/>
    </style:style>
    <style:style style:name="P31" style:family="paragraph" style:parent-style-name="Standard">
      <style:paragraph-properties fo:text-align="start" style:justify-single-word="false"/>
      <style:text-properties officeooo:paragraph-rsid="00202d8c"/>
    </style:style>
    <style:style style:name="P32" style:family="paragraph" style:parent-style-name="Standard">
      <style:paragraph-properties fo:text-align="start" style:justify-single-word="false"/>
      <style:text-properties officeooo:paragraph-rsid="00237b05"/>
    </style:style>
    <style:style style:name="P33" style:family="paragraph" style:parent-style-name="Standard">
      <style:paragraph-properties fo:text-align="start" style:justify-single-word="false"/>
      <style:text-properties officeooo:paragraph-rsid="002a614c"/>
    </style:style>
    <style:style style:name="P34" style:family="paragraph" style:parent-style-name="Standard">
      <style:paragraph-properties fo:text-align="start" style:justify-single-word="false"/>
      <style:text-properties fo:font-weight="bold" officeooo:paragraph-rsid="001d30e1" style:font-weight-asian="bold" style:font-weight-complex="bold"/>
    </style:style>
    <style:style style:name="P35" style:family="paragraph" style:parent-style-name="Standard">
      <style:paragraph-properties fo:text-align="start" style:justify-single-word="false"/>
      <style:text-properties fo:font-weight="bold" officeooo:paragraph-rsid="001d60d6" style:font-weight-asian="bold" style:font-weight-complex="bold"/>
    </style:style>
    <style:style style:name="P36" style:family="paragraph" style:parent-style-name="Standard">
      <style:paragraph-properties fo:text-align="start" style:justify-single-word="false"/>
      <style:text-properties fo:font-weight="bold" officeooo:paragraph-rsid="0024dada" style:font-weight-asian="bold" style:font-weight-complex="bold"/>
    </style:style>
    <style:style style:name="P37" style:family="paragraph" style:parent-style-name="Standard">
      <style:paragraph-properties fo:text-align="start" style:justify-single-word="false"/>
      <style:text-properties fo:font-weight="bold" officeooo:paragraph-rsid="002a614c" style:font-weight-asian="bold" style:font-weight-complex="bold"/>
    </style:style>
    <style:style style:name="P38" style:family="paragraph" style:parent-style-name="Standard">
      <style:paragraph-properties fo:text-align="center" style:justify-single-word="false"/>
      <style:text-properties fo:font-weight="bold" officeooo:paragraph-rsid="0024dada" style:font-weight-asian="bold" style:font-weight-complex="bold"/>
    </style:style>
    <style:style style:name="P39" style:family="paragraph" style:parent-style-name="Standard">
      <style:paragraph-properties fo:text-align="justify" style:justify-single-word="false"/>
      <style:text-properties officeooo:paragraph-rsid="00237b05"/>
    </style:style>
    <style:style style:name="P40" style:family="paragraph" style:parent-style-name="Standard">
      <style:paragraph-properties fo:text-align="start" style:justify-single-word="false"/>
      <style:text-properties officeooo:rsid="001e3399" officeooo:paragraph-rsid="0024dada"/>
    </style:style>
    <style:style style:name="P41" style:family="paragraph" style:parent-style-name="Standard">
      <style:text-properties officeooo:rsid="001e3399" officeooo:paragraph-rsid="0024dada"/>
    </style:style>
    <style:style style:name="P42" style:family="paragraph" style:parent-style-name="Standard">
      <style:paragraph-properties fo:text-align="center" style:justify-single-word="false"/>
      <style:text-properties officeooo:rsid="000f273c" officeooo:paragraph-rsid="0024dada"/>
    </style:style>
    <style:style style:name="P43" style:family="paragraph" style:parent-style-name="Standard">
      <style:paragraph-properties fo:text-align="start" style:justify-single-word="false"/>
      <style:text-properties officeooo:rsid="000f273c" officeooo:paragraph-rsid="0024dada"/>
    </style:style>
    <style:style style:name="P44" style:family="paragraph" style:parent-style-name="Standard">
      <style:text-properties officeooo:rsid="000f273c" officeooo:paragraph-rsid="0024dada"/>
    </style:style>
    <style:style style:name="P45" style:family="paragraph" style:parent-style-name="Standard">
      <style:text-properties officeooo:rsid="00158f1a" officeooo:paragraph-rsid="0024dada"/>
    </style:style>
    <style:style style:name="P46" style:family="paragraph" style:parent-style-name="Standard">
      <style:paragraph-properties fo:text-align="center" style:justify-single-word="false"/>
      <style:text-properties fo:color="#000000" fo:font-weight="bold" officeooo:rsid="002b512f" officeooo:paragraph-rsid="0024dada" style:font-weight-asian="bold" style:font-weight-complex="bold"/>
    </style:style>
    <style:style style:name="P47" style:family="paragraph" style:parent-style-name="Standard">
      <style:text-properties fo:color="#6666ff" fo:font-weight="bold" officeooo:rsid="0005a5d7" officeooo:paragraph-rsid="0024dada" style:font-weight-asian="bold" style:font-weight-complex="bold"/>
    </style:style>
    <style:style style:name="P48" style:family="paragraph" style:parent-style-name="Standard">
      <style:text-properties style:text-underline-style="none" officeooo:rsid="001e3399" officeooo:paragraph-rsid="0024dada"/>
    </style:style>
    <style:style style:name="P49" style:family="paragraph" style:parent-style-name="Standard">
      <style:text-properties officeooo:rsid="001f072f" officeooo:paragraph-rsid="0024dada"/>
    </style:style>
    <style:style style:name="P50" style:family="paragraph" style:parent-style-name="Standard">
      <style:text-properties officeooo:rsid="001b8824" officeooo:paragraph-rsid="0024dada"/>
    </style:style>
    <style:style style:name="P51" style:family="paragraph" style:parent-style-name="Standard">
      <style:paragraph-properties fo:text-align="start" style:justify-single-word="false"/>
      <style:text-properties fo:color="#0000ff" fo:font-weight="bold" officeooo:rsid="001e3399" officeooo:paragraph-rsid="0024dada" style:font-weight-asian="bold" style:font-weight-complex="bold"/>
    </style:style>
    <style:style style:name="P52" style:family="paragraph" style:parent-style-name="Standard">
      <style:paragraph-properties fo:text-align="start" style:justify-single-word="false"/>
      <style:text-properties fo:font-size="16pt" fo:font-weight="bold" officeooo:rsid="001e3399" officeooo:paragraph-rsid="0028f344" style:font-size-asian="16pt" style:font-weight-asian="bold" style:font-size-complex="16pt" style:font-weight-complex="bold"/>
    </style:style>
    <style:style style:name="P53" style:family="paragraph" style:parent-style-name="Standard">
      <style:paragraph-properties fo:text-align="start" style:justify-single-word="false"/>
      <style:text-properties fo:font-size="12pt" fo:font-weight="normal" officeooo:rsid="001e3399" officeooo:paragraph-rsid="0028f344"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fo:font-weight="normal" officeooo:rsid="001e3399" officeooo:paragraph-rsid="002a614c" style:font-size-asian="10.5pt" style:font-weight-asian="normal" style:font-size-complex="12pt" style:font-weight-complex="normal"/>
    </style:style>
    <style:style style:name="P55" style:family="paragraph" style:parent-style-name="Standard">
      <style:paragraph-properties fo:text-align="center" style:justify-single-word="false" fo:break-before="page"/>
      <style:text-properties fo:font-weight="bold" officeooo:rsid="000f273c" officeooo:paragraph-rsid="0024dada" style:font-weight-asian="bold" style:font-weight-complex="bold"/>
    </style:style>
    <style:style style:name="P56" style:family="paragraph" style:parent-style-name="Text_20_body" style:list-style-name="L1">
      <style:paragraph-properties fo:text-align="justify" style:justify-single-word="false"/>
      <style:text-properties style:font-name="Times New Roman" fo:font-size="12pt" fo:font-style="italic" officeooo:rsid="001130c7" officeooo:paragraph-rsid="00219c2f" style:font-size-asian="12pt" style:font-style-asian="italic" style:font-size-complex="12pt" style:font-style-complex="italic"/>
    </style:style>
    <style:style style:name="P57" style:family="paragraph" style:parent-style-name="Text_20_body" style:list-style-name="L1">
      <style:text-properties style:font-name="Times New Roman" fo:font-size="12pt" fo:font-style="italic" officeooo:rsid="001130c7" officeooo:paragraph-rsid="00219c2f" style:font-size-asian="12pt" style:font-style-asian="italic" style:font-size-complex="12pt" style:font-style-complex="italic"/>
    </style:style>
    <style:style style:name="P58" style:family="paragraph" style:parent-style-name="Text_20_body" style:list-style-name="L1">
      <style:paragraph-properties fo:text-align="justify" style:justify-single-word="false"/>
      <style:text-properties style:font-name="Times New Roman" fo:font-size="12pt" fo:font-style="italic" officeooo:rsid="00127660" officeooo:paragraph-rsid="00219c2f" style:font-size-asian="12pt" style:font-style-asian="italic" style:font-size-complex="12pt" style:font-style-complex="italic"/>
    </style:style>
    <style:style style:name="P59" style:family="paragraph" style:parent-style-name="Text_20_body" style:list-style-name="L1">
      <style:paragraph-properties fo:text-align="justify" style:justify-single-word="false"/>
      <style:text-properties style:font-name="Times New Roman" fo:font-size="12pt" officeooo:rsid="000e4172" officeooo:paragraph-rsid="00219c2f" style:font-size-asian="12pt" style:font-size-complex="12pt"/>
    </style:style>
    <style:style style:name="P60" style:family="paragraph" style:parent-style-name="Text_20_body" style:list-style-name="L1">
      <style:paragraph-properties fo:text-align="justify" style:justify-single-word="false"/>
      <style:text-properties style:font-name="Times New Roman" fo:font-size="12pt" officeooo:rsid="001130c7" officeooo:paragraph-rsid="00219c2f" style:font-size-asian="12pt" style:font-size-complex="12pt"/>
    </style:style>
    <style:style style:name="P61" style:family="paragraph" style:parent-style-name="Text_20_body" style:list-style-name="L1">
      <style:paragraph-properties fo:text-align="justify" style:justify-single-word="false"/>
      <style:text-properties style:font-name="Times New Roman" fo:font-size="12pt" officeooo:rsid="000ea3bc" officeooo:paragraph-rsid="00219c2f" style:font-size-asian="12pt" style:font-size-complex="12pt"/>
    </style:style>
    <style:style style:name="P62" style:family="paragraph" style:parent-style-name="Text_20_body">
      <style:paragraph-properties fo:text-align="justify" style:justify-single-word="false"/>
      <style:text-properties officeooo:rsid="000d8ccd" officeooo:paragraph-rsid="00219c2f"/>
    </style:style>
    <style:style style:name="P63" style:family="paragraph" style:parent-style-name="Text_20_body">
      <style:paragraph-properties fo:text-align="justify" style:justify-single-word="false"/>
      <style:text-properties officeooo:rsid="000e014c" officeooo:paragraph-rsid="00219c2f"/>
    </style:style>
    <style:style style:name="P64" style:family="paragraph" style:parent-style-name="Text_20_body">
      <style:paragraph-properties fo:text-align="justify" style:justify-single-word="false"/>
      <style:text-properties officeooo:paragraph-rsid="00219c2f"/>
    </style:style>
    <style:style style:name="P65" style:family="paragraph" style:parent-style-name="Text_20_body" style:list-style-name="L1">
      <style:paragraph-properties fo:text-align="justify" style:justify-single-word="false"/>
      <style:text-properties officeooo:paragraph-rsid="00219c2f"/>
    </style:style>
    <style:style style:name="P66" style:family="paragraph" style:parent-style-name="Text_20_body">
      <style:paragraph-properties fo:text-align="justify" style:justify-single-word="false"/>
      <style:text-properties officeooo:rsid="000e4172" officeooo:paragraph-rsid="00219c2f"/>
    </style:style>
    <style:style style:name="P67" style:family="paragraph" style:parent-style-name="Text_20_body" style:list-style-name="L1">
      <style:text-properties fo:color="#000000" style:font-name="Times New Roman" fo:font-size="12pt" officeooo:rsid="000e4172" officeooo:paragraph-rsid="00219c2f" style:font-size-asian="12pt" style:font-size-complex="12pt"/>
    </style:style>
    <style:style style:name="P68" style:family="paragraph" style:parent-style-name="Text_20_body" style:list-style-name="L1">
      <style:paragraph-properties fo:text-align="justify" style:justify-single-word="false"/>
      <style:text-properties fo:color="#000000" style:font-name="Times New Roman" fo:font-size="12pt" officeooo:rsid="000e4172" officeooo:paragraph-rsid="00219c2f" style:font-size-asian="12pt" style:font-size-complex="12pt"/>
    </style:style>
    <style:style style:name="P69" style:family="paragraph" style:parent-style-name="Text_20_body" style:list-style-name="L1">
      <style:text-properties fo:color="#000000" style:font-name="Times New Roman" fo:font-size="12pt" officeooo:rsid="000ea3bc" officeooo:paragraph-rsid="00219c2f" style:font-size-asian="12pt" style:font-size-complex="12pt"/>
    </style:style>
    <style:style style:name="P70" style:family="paragraph" style:parent-style-name="Text_20_body" style:list-style-name="L1">
      <style:paragraph-properties fo:text-align="justify" style:justify-single-word="false"/>
      <style:text-properties fo:color="#000000" style:font-name="Times New Roman" fo:font-size="12pt" fo:font-style="italic" officeooo:rsid="00127660" officeooo:paragraph-rsid="00219c2f" style:font-size-asian="12pt" style:font-style-asian="italic" style:font-size-complex="12pt" style:font-style-complex="italic"/>
    </style:style>
    <style:style style:name="P71" style:family="paragraph" style:parent-style-name="Text_20_body" style:list-style-name="L1">
      <style:paragraph-properties fo:text-align="justify" style:justify-single-word="false"/>
      <style:text-properties fo:color="#000000" style:font-name="Times New Roman" fo:font-size="12pt" fo:font-style="italic" officeooo:rsid="0013d581" officeooo:paragraph-rsid="00219c2f" style:font-size-asian="12pt" style:font-style-asian="italic" style:font-size-complex="12pt" style:font-style-complex="italic"/>
    </style:style>
    <style:style style:name="P72" style:family="paragraph" style:parent-style-name="Text_20_body" style:list-style-name="L1">
      <style:text-properties officeooo:rsid="001130c7" officeooo:paragraph-rsid="00219c2f"/>
    </style:style>
    <style:style style:name="P73" style:family="paragraph" style:parent-style-name="Text_20_body">
      <style:text-properties officeooo:rsid="001130c7" officeooo:paragraph-rsid="00219c2f"/>
    </style:style>
    <style:style style:name="P74" style:family="paragraph" style:parent-style-name="Heading_20_1">
      <style:text-properties officeooo:paragraph-rsid="00219c2f"/>
    </style:style>
    <style:style style:name="P7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76" style:family="paragraph">
      <style:text-properties style:font-name="F" fo:font-size="12pt"/>
    </style:style>
    <style:style style:name="T1" style:family="text">
      <style:text-properties officeooo:rsid="001bad49"/>
    </style:style>
    <style:style style:name="T2" style:family="text">
      <style:text-properties officeooo:rsid="001d30e1"/>
    </style:style>
    <style:style style:name="T3" style:family="text">
      <style:text-properties officeooo:rsid="001d60d6"/>
    </style:style>
    <style:style style:name="T4" style:family="text">
      <style:text-properties officeooo:rsid="001e990f"/>
    </style:style>
    <style:style style:name="T5" style:family="text">
      <style:text-properties officeooo:rsid="00202d8c"/>
    </style:style>
    <style:style style:name="T6" style:family="text">
      <style:text-properties officeooo:rsid="000e014c"/>
    </style:style>
    <style:style style:name="T7" style:family="text">
      <style:text-properties officeooo:rsid="001082c9"/>
    </style:style>
    <style:style style:name="T8" style:family="text">
      <style:text-properties officeooo:rsid="00108a72"/>
    </style:style>
    <style:style style:name="T9" style:family="text">
      <style:text-properties officeooo:rsid="0019bab2"/>
    </style:style>
    <style:style style:name="T10" style:family="text">
      <style:text-properties officeooo:rsid="001130c7"/>
    </style:style>
    <style:style style:name="T11" style:family="text">
      <style:text-properties fo:color="#000000"/>
    </style:style>
    <style:style style:name="T12" style:family="text">
      <style:text-properties fo:color="#000000" officeooo:rsid="000e4172"/>
    </style:style>
    <style:style style:name="T13" style:family="text">
      <style:text-properties fo:color="#000000" officeooo:rsid="0019bab2"/>
    </style:style>
    <style:style style:name="T14" style:family="text">
      <style:text-properties fo:color="#000000" style:font-name="Times New Roman" fo:font-size="12pt" fo:font-style="italic" officeooo:rsid="0019bab2" style:font-size-asian="12pt" style:font-style-asian="italic" style:font-size-complex="12pt" style:font-style-complex="italic"/>
    </style:style>
    <style:style style:name="T15" style:family="text">
      <style:text-properties fo:color="#000000" style:font-name="Times New Roman" fo:font-size="12pt" fo:font-style="italic" officeooo:rsid="0015510d" style:font-size-asian="12pt" style:font-style-asian="italic" style:font-size-complex="12pt" style:font-style-complex="italic"/>
    </style:style>
    <style:style style:name="T16" style:family="text">
      <style:text-properties officeooo:rsid="001b6b4b"/>
    </style:style>
    <style:style style:name="T17" style:family="text">
      <style:text-properties officeooo:rsid="000e4172"/>
    </style:style>
    <style:style style:name="T18" style:family="text">
      <style:text-properties fo:font-weight="bold" officeooo:rsid="00202d8c" style:font-weight-asian="bold" style:font-weight-complex="bold"/>
    </style:style>
    <style:style style:name="T19" style:family="text">
      <style:text-properties style:font-name="Times New Roman" fo:font-size="12pt" fo:font-style="italic" officeooo:rsid="001e990f" style:font-size-asian="12pt" style:font-style-asian="italic" style:font-size-complex="12pt" style:font-style-complex="italic"/>
    </style:style>
    <style:style style:name="T20" style:family="text">
      <style:text-properties officeooo:rsid="00326c6e"/>
    </style:style>
    <style:style style:name="T21" style:family="text">
      <style:text-properties officeooo:rsid="00327f09"/>
    </style:style>
    <style:style style:name="T22" style:family="text">
      <style:text-properties officeooo:rsid="0027413f"/>
    </style:style>
    <style:style style:name="T23" style:family="text">
      <style:text-properties officeooo:rsid="002782ac"/>
    </style:style>
    <style:style style:name="T24" style:family="text">
      <style:text-properties officeooo:rsid="00147364"/>
    </style:style>
    <style:style style:name="T25" style:family="text">
      <style:text-properties officeooo:rsid="00158f1a"/>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1fae70"/>
    </style:style>
    <style:style style:name="T28" style:family="text">
      <style:text-properties style:text-underline-style="solid" style:text-underline-width="auto" style:text-underline-color="font-color" officeooo:rsid="00212526"/>
    </style:style>
    <style:style style:name="T29" style:family="text">
      <style:text-properties style:text-underline-style="solid" style:text-underline-width="auto" style:text-underline-color="font-color" officeooo:rsid="00158f1a"/>
    </style:style>
    <style:style style:name="T30" style:family="text">
      <style:text-properties style:text-underline-style="solid" style:text-underline-width="auto" style:text-underline-color="font-color" officeooo:rsid="0022f45f"/>
    </style:style>
    <style:style style:name="T31" style:family="text">
      <style:text-properties style:text-underline-style="solid" style:text-underline-width="auto" style:text-underline-color="font-color" officeooo:rsid="001b8824"/>
    </style:style>
    <style:style style:name="T32" style:family="text">
      <style:text-properties style:text-underline-style="solid" style:text-underline-width="auto" style:text-underline-color="font-color" officeooo:rsid="00326c6e"/>
    </style:style>
    <style:style style:name="T33" style:family="text">
      <style:text-properties officeooo:rsid="001e3399"/>
    </style:style>
    <style:style style:name="T34" style:family="text">
      <style:text-properties officeooo:rsid="001f072f"/>
    </style:style>
    <style:style style:name="T35" style:family="text">
      <style:text-properties officeooo:rsid="001fae70"/>
    </style:style>
    <style:style style:name="T36" style:family="text">
      <style:text-properties officeooo:rsid="00212526"/>
    </style:style>
    <style:style style:name="T37" style:family="text">
      <style:text-properties officeooo:rsid="0022f45f"/>
    </style:style>
    <style:style style:name="T38" style:family="text">
      <style:text-properties officeooo:rsid="001b8824"/>
    </style:style>
    <style:style style:name="T39" style:family="text">
      <style:text-properties officeooo:rsid="0024dada"/>
    </style:style>
    <style:style style:name="T40" style:family="text">
      <style:text-properties officeooo:rsid="0028f344"/>
    </style:style>
    <style:style style:name="T41" style:family="text">
      <style:text-properties officeooo:rsid="002a614c"/>
    </style:style>
    <style:style style:name="T42" style:family="text">
      <style:text-properties officeooo:rsid="002b3d85"/>
    </style:style>
    <style:style style:name="T43" style:family="text">
      <style:text-properties style:use-window-font-color="true" style:text-outline="false" style:text-line-through-style="none" style:text-position="0% 100%" style:font-name="Cantarell"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WenQuanYi Zen Hei Sharp"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1">Cahier des charges</text:span></text:p>
      <text:p text:style-name="P27"><text:span text:style-name="T1"/></text:p>
      <text:p text:style-name="P27"><text:span text:style-name="T1"/></text:p>
      <text:p text:style-name="P34"><text:span text:style-name="T2">Contexte</text:span></text:p>
      <text:p text:style-name="P28"><text:span text:style-name="T2"></text:span></text:p>
      <text:p text:style-name="P28"><text:span text:style-name="T2">Ce projet se déroulera dans le cadre d'un projet tutoré lors du semestre 6 de L3 SPI Informatique. Ce document définit les exigences et les besoins du client, ainsi que les fonctionnalités qui seront présentes dans la future application.</text:span></text:p>
      <text:p text:style-name="P28"><text:span text:style-name="T2"/></text:p>
      <text:p text:style-name="P28"><text:span text:style-name="T2">- Étude de l’existant</text:span></text:p>
      <text:p text:style-name="P28"><text:span text:style-name="T2"><text:s text:c="2"/>- Récupération de grilles déjà existantes</text:span></text:p>
      <text:p text:style-name="P28"><text:span text:style-name="T2"><text:s text:c="2"/></text:span></text:p>
      <text:p text:style-name="P28"><text:span text:style-name="T2">- Environnement technique (système d’exploitation, langage de programmation ...)</text:span></text:p>
      <text:p text:style-name="P28"><text:span text:style-name="T2"><text:s text:c="2"/>- Compatibilité avec le langage Ruby dans sa version 1.9.3</text:span></text:p>
      <text:p text:style-name="P28"><text:span text:style-name="T2"><text:s text:c="2"/>- Interface graphique avec la bibliothèque logicielle GTK</text:span></text:p>
      <text:p text:style-name="P28"><text:span text:style-name="T2"><text:s text:c="2"/>- Centralisation des documents du projet avec Git</text:span></text:p>
      <text:p text:style-name="P28"><text:span text:style-name="T2"><text:s text:c="2"/></text:span></text:p>
      <text:p text:style-name="P28"><text:span text:style-name="T2">- Ressources matérielles et humaines</text:span></text:p>
      <text:p text:style-name="P28"><text:span text:style-name="T2"><text:s text:c="2"/>- PC personnels et/ou de l'université</text:span></text:p>
      <text:p text:style-name="P28"><text:span text:style-name="T2">- Membres du groupe : Thomas MARCAIS, Loïc GUENVER, Elyan LANVIN, Arthur RAMOLET, Emre AYDIN, Antoine FOUCAULT</text:span></text:p>
      <text:p text:style-name="P28"><text:span text:style-name="T2"/></text:p>
      <text:p text:style-name="P34"><text:span text:style-name="T2">Objectifs</text:span></text:p>
      <text:p text:style-name="P28"><text:span text:style-name="T2"></text:span></text:p>
      <text:p text:style-name="P28"><text:span text:style-name="T2">Ce projet doit aboutir à la création d'une application de type jeu de picross (ou henjie), destinée à tout public.</text:span></text:p>
      <text:p text:style-name="P28"><text:span text:style-name="T2">Un système d'aide permettra de terminer une grille, peu importe son expérience et la difficulté de la grille.</text:span></text:p>
      <text:p text:style-name="P28"><text:span text:style-name="T2"></text:span></text:p>
      <text:p text:style-name="P28"><text:span text:style-name="T2">L'application comprendra :</text:span></text:p>
      <text:p text:style-name="P28"><text:span text:style-name="T2"></text:span></text:p>
      <text:p text:style-name="P28"><text:span text:style-name="T2"><text:s text:c="2"/>- La résolution d'une grille de picross</text:span></text:p>
      <text:p text:style-name="P28"><text:span text:style-name="T2"><text:s text:c="2"/>- Un éditeur pour créer ses propres grilles</text:span></text:p>
      <text:p text:style-name="P28"><text:span text:style-name="T2"><text:s text:c="2"/>- Un système d'aide à la résolution</text:span></text:p>
      <text:p text:style-name="P28"><text:span text:style-name="T2"><text:s text:c="2"/>- Un système de sauvegarde/chargement</text:span></text:p>
      <text:p text:style-name="P28"><text:span text:style-name="T2">- Un tutoriel (sous forme de pop-up ?)</text:span></text:p>
      <text:p text:style-name="P29"><text:span text:style-name="T3"/></text:p>
      <text:p text:style-name="P35"><text:span text:style-name="T3">Calendrier</text:span><text:span text:style-name="T3"><office:annotation><dc:creator>antoine foucault</dc:creator><dc:date>2014-02-05T15:45:37</dc:date><text:p text:style-name="P76"><text:span text:style-name="T43">AJOUTER DATE DE FIN SPIRALE + vérifier date de rendu</text:span></text:p></office:annotation></text:span></text:p>
      <text:p text:style-name="P30"><text:span text:style-name="T3">- La soutenance est prévue pour le vendredi 16 mai à 13h30, le projet est à rendre la semaine précédente au plus tard ? ====== QUESTION</text:span></text:p>
      <text:p text:style-name="P30"><text:span text:style-name="T4"/></text:p>
      <text:p text:style-name="P39"><text:span text:style-name="T18">Critères d’acceptabilité du produit</text:span></text:p>
      <text:p text:style-name="P32"><text:span text:style-name="T5"></text:span></text:p>
      <text:p text:style-name="P32"><text:span text:style-name="T5">L’application doit répondre aux critères suivants :</text:span></text:p>
      <text:p text:style-name="P32"><text:span text:style-name="T5"></text:span></text:p>
      <text:p text:style-name="P32"><text:span text:style-name="T5">- Validation du produit via un dossier de tests réalisé par notre groupe</text:span></text:p>
      <text:p text:style-name="P32"><text:span text:style-name="T5">- Respect des contraintes client (choix technologique, fonctionnalités de l'application)</text:span></text:p>
      <text:h text:style-name="P74" text:outline-level="1"><text:soft-page-break/>II – Analyse des besoins</text:h>
      <text:h text:style-name="P2" text:outline-level="2">2.1 Liste des acteurs</text:h>
      <text:p text:style-name="P26">L<text:span text:style-name="T6">'utilisateur</text:span></text:p>
      <text:p text:style-name="P62"><text:tab/>A l'aide de l'application, <text:s/>l<text:span text:style-name="T7">'utilisateur</text:span> pourra <text:s/><text:span text:style-name="T7">éditer</text:span> ses propres grilles de Picross en <text:span text:style-name="T7">noircissant les cases de</text:span> la grille <text:span text:style-name="T7">comme voulu. Il peut également générer un fichier de sauvegarde de sa création exportable.</text:span></text:p>
      <text:p text:style-name="P63"><text:tab/><text:span text:style-name="T7">L'utilisateur pourra également se servir </text:span>de l'application pour jouer au Picross. Il <text:span text:style-name="T7">pourra sélectionner une des grilles à résoudre par défaut </text:span>ou <text:span text:style-name="T7">il</text:span> pourra importer des grilles édité<text:span text:style-name="T7">e</text:span>s <text:span text:style-name="T8">au préalable</text:span>. Lors de la résolution des grilles, il pourra faire appel à une aide de la machine. <text:span text:style-name="T9">Il peut également consulter les statistiques et classements du jeu.</text:span></text:p>
      <text:p text:style-name="P63"/>
      <text:h text:style-name="P1" text:outline-level="2">2.2 Expression des besoins</text:h>
      <text:p text:style-name="P64"/>
      <text:p text:style-name="P64"><text:tab/><text:span text:style-name="T6">Le client souhaite disposer d'une application réalisée sous Ruby. Celle-ci sera décomposée en deux grandes parties :</text:span></text:p>
      <text:p text:style-name="P64"/>
      <text:p text:style-name="P63">- <text:s/>L'édition de grilles de Picross via une interface simple permettant de <text:span text:style-name="T8">noircir</text:span> la grille voulue <text:span text:style-name="T8">ou de générer une grille aléatoirement</text:span>.</text:p>
      <text:p text:style-name="P64"/>
      <text:p text:style-name="P64"><text:span text:style-name="T6">- <text:s/>La résolution des grilles de Picross, selon les règles traditionnelles du jeu, avec possibilité de demander de l'aide au jeu si le joueur est bloqué. </text:span><text:span text:style-name="T8">L'application doit également être capable de charger, au démarrage, la dernière grille en cours.</text:span></text:p>
      <text:p text:style-name="P64"><text:span text:style-name="T8"/></text:p>
      <text:h text:style-name="P1" text:outline-level="2">2.3 Besoins fonctionnels</text:h>
      <text:p text:style-name="P64"/>
      <text:p text:style-name="P66">Édition des grilles de Picross :</text:p>
      <text:list xml:id="list16759661592" text:style-name="L1">
        <text:list-item>
          <text:p text:style-name="P59">Création d'une nouvelle grille de Picross à partir d'un<text:span text:style-name="T10">e grille vierge</text:span></text:p>
          <text:list>
            <text:list-item>
              <text:p text:style-name="P56">L'utilisateur devra choisir la taille de grille puis noircir les cases tel qu'il le souhaite.</text:p>
            </text:list-item>
          </text:list>
        </text:list-item>
        <text:list-item>
          <text:p text:style-name="P60">Création d'une grille de Picross aléatoirement</text:p>
          <text:list>
            <text:list-item>
              <text:p text:style-name="P56">L'utilisateur doit avoir la possibilité, via un bouton par exemple, de noircir aléatoirement une grille dans l'éditeur. Il lui est également possible de la modifier manuellement par la suite.</text:p>
            </text:list-item>
          </text:list>
        </text:list-item>
        <text:list-item>
          <text:p text:style-name="P67">Exportation d'une grille</text:p>
          <text:list>
            <text:list-item>
              <text:p text:style-name="P57"><text:span text:style-name="T12">A</text:span><text:span text:style-name="T11">près avoir édité sa grille, l'utilisateur peut générer un fichier de sauvegarde de sa grille qu'il pourra partager avec d'autres utilisateurs.</text:span></text:p>
            </text:list-item>
          </text:list>
        </text:list-item>
        <text:list-item>
          <text:p text:style-name="P57"><text:span text:style-name="T13">Modification d'une grille existante </text:span></text:p>
          <text:list>
            <text:list-item>
              <text:p text:style-name="P72"><text:soft-page-break/><text:span text:style-name="T14">L'utilisateur peut modifier une grille qu'il a créé préalablement</text:span></text:p>
            </text:list-item>
          </text:list>
        </text:list-item>
      </text:list>
      <text:p text:style-name="P73"><text:span text:style-name="T14"/></text:p>
      <text:p text:style-name="P73"><text:span text:style-name="T17">Résolution</text:span><text:span text:style-name="T16"> </text:span><text:span text:style-name="T17">de</text:span><text:span text:style-name="T16">s</text:span><text:span text:style-name="T17"> grilles de Picross :</text:span></text:p>
      <text:p text:style-name="P66"><text:tab/></text:p>
      <text:list xml:id="list1835833757" text:continue-numbering="true" text:style-name="L1">
        <text:list-item>
          <text:p text:style-name="P61"><text:span text:style-name="T10">Démarrer</text:span> une partie</text:p>
          <text:list>
            <text:list-item>
              <text:p text:style-name="P58">L'utilisateur doit choisir entre deux modes : « Grilles par défaut » ou « Grilles importées ». Ensuite il sélectionne la grille à laquelle il souhaite jouer.</text:p>
            </text:list-item>
          </text:list>
        </text:list-item>
        <text:list-item>
          <text:p text:style-name="P67">Aide à la résolution automatique</text:p>
          <text:list>
            <text:list-item>
              <text:p text:style-name="P70">Lors d'une partie, le joueur peut demander l'aide du jeu s'il se voit bloqué. Différents niveaux d'aide sont disponibles : résolution d'une case ou conseils.</text:p>
            </text:list-item>
          </text:list>
        </text:list-item>
        <text:list-item>
          <text:p text:style-name="P69">Sauvegarder la grille en cours</text:p>
          <text:list>
            <text:list-item>
              <text:p text:style-name="P71">L'application doit pouvoir gérer différentes manières de sauvegarder ses parties en cours. Soit l'application garde la dernière partie en cours en mémoire et propose de la reprendre au démarrage, soit on peut sauvegarder la partie en cours via une option dans la barre de menu.</text:p>
            </text:list-item>
          </text:list>
        </text:list-item>
        <text:list-item>
          <text:p text:style-name="P68">Importation d'une grille</text:p>
          <text:list>
            <text:list-item>
              <text:p text:style-name="P65"><text:span text:style-name="T15">L'utilisateur doit pouvoir importer une grille sous forme de fichier de sauvegarde pour pouvoir y jouer.</text:span></text:p>
            </text:list-item>
          </text:list>
        </text:list-item>
      </text:list>
      <text:h text:style-name="P1" text:outline-level="2">2.4 Besoins non-fonctionnels</text:h>
      <text:p text:style-name="P64"/>
      <text:list xml:id="list1658970459" text:continue-numbering="true" text:style-name="L1">
        <text:list-item>
          <text:p text:style-name="P61">Sérialisation des objets pour persistance</text:p>
          <text:list>
            <text:list-item>
              <text:p text:style-name="P65"><text:span text:style-name="T19">L'application a la possibilité, à son extinction, <text:s/>de sérialiser les grilles, les statistiques et les options afin de pouvoir les récupérer au redémarrage de l'application.</text:span></text:p>
            </text:list-item>
          </text:list>
        </text:list-item>
      </text:list>
      <text:p text:style-name="P31"><text:span text:style-name="T5"/></text:p>
      <text:p text:style-name="P36"><text:span text:style-name="T39">2.5 </text:span><text:span text:style-name="T21">Fonctionnalités</text:span></text:p>
      <text:p text:style-name="P38"><text:span text:style-name="T22"/></text:p>
      <text:p text:style-name="P38"><text:span text:style-name="T22">J</text:span><text:span text:style-name="T23">EU</text:span></text:p>
      <table:table table:name="Table1" table:style-name="Table1">
        <table:table-column table:style-name="Table1.A"/>
        <table:table-column table:style-name="Table1.B"/>
        <text:soft-page-break/>
        <table:table-row>
          <table:table-cell table:style-name="Table1.A1" office:value-type="string">
            <text:p text:style-name="P3">Référence</text:p>
          </table:table-cell>
          <table:table-cell table:style-name="Table1.B1" office:value-type="string">
            <text:p text:style-name="P3">Fonctionnalité</text:p>
          </table:table-cell>
        </table:table-row>
        <table:table-row table:style-name="Table1.2">
          <table:table-cell table:style-name="Table1.A2" office:value-type="string">
            <text:p text:style-name="P5"/>
          </table:table-cell>
          <table:table-cell table:style-name="Table1.B2" office:value-type="string">
            <text:p text:style-name="P6">Traitement/<text:span text:style-name="T24">Persistance </text:span>des données</text:p>
          </table:table-cell>
        </table:table-row>
        <table:table-row table:style-name="Table1.2">
          <table:table-cell table:style-name="Table1.A2" office:value-type="string">
            <text:p text:style-name="P5"/>
          </table:table-cell>
          <table:table-cell table:style-name="Table1.B2" office:value-type="string">
            <text:p text:style-name="P15">Sauvegarder/Charger les options</text:p>
          </table:table-cell>
        </table:table-row>
        <table:table-row table:style-name="Table1.2">
          <table:table-cell table:style-name="Table1.A2" office:value-type="string">
            <text:p text:style-name="P5"/>
          </table:table-cell>
          <table:table-cell table:style-name="Table1.B2" office:value-type="string">
            <text:p text:style-name="P15">Sauvegarder/Charger une partie</text:p>
          </table:table-cell>
        </table:table-row>
        <table:table-row table:style-name="Table1.2">
          <table:table-cell table:style-name="Table1.A2" office:value-type="string">
            <text:p text:style-name="P5"/>
          </table:table-cell>
          <table:table-cell table:style-name="Table1.B2" office:value-type="string">
            <text:p text:style-name="P17">S<text:span text:style-name="T25">auvegarder/Charger les scores et les statistiques</text:span></text:p>
          </table:table-cell>
        </table:table-row>
        <table:table-row table:style-name="Table1.2">
          <table:table-cell table:style-name="Table1.A2" office:value-type="string">
            <text:p text:style-name="P5"/>
          </table:table-cell>
          <table:table-cell table:style-name="Table1.B2" office:value-type="string">
            <text:p text:style-name="P15">Crypter les données [OPTION]</text:p>
          </table:table-cell>
        </table:table-row>
        <table:table-row table:style-name="Table1.2">
          <table:table-cell table:style-name="Table1.A2" office:value-type="string">
            <text:p text:style-name="P5"/>
          </table:table-cell>
          <table:table-cell table:style-name="Table1.B2" office:value-type="string">
            <text:p text:style-name="P8">Jeu</text:p>
          </table:table-cell>
        </table:table-row>
        <table:table-row table:style-name="Table1.2">
          <table:table-cell table:style-name="Table1.A2" office:value-type="string">
            <text:p text:style-name="P5"/>
          </table:table-cell>
          <table:table-cell table:style-name="Table1.B2" office:value-type="string">
            <text:p text:style-name="P19">Jouer une partie</text:p>
          </table:table-cell>
        </table:table-row>
        <table:table-row table:style-name="Table1.2">
          <table:table-cell table:style-name="Table1.A2" office:value-type="string">
            <text:p text:style-name="P5"/>
          </table:table-cell>
          <table:table-cell table:style-name="Table1.B2" office:value-type="string">
            <text:p text:style-name="P20">Système d'aide</text:p>
          </table:table-cell>
        </table:table-row>
      </table:table>
      <text:p text:style-name="P45"/>
      <text:p text:style-name="P55">EDITEUR</text:p>
      <text:p text:style-name="P44"/>
      <table:table table:name="Table2" table:style-name="Table2">
        <table:table-column table:style-name="Table2.A"/>
        <table:table-column table:style-name="Table2.B"/>
        <table:table-row table:style-name="Table2.1">
          <table:table-cell table:style-name="Table2.A1" office:value-type="string">
            <text:p text:style-name="P4">Référence</text:p>
          </table:table-cell>
          <table:table-cell table:style-name="Table2.B1" office:value-type="string">
            <text:p text:style-name="P4">Fonctionnalité</text:p>
          </table:table-cell>
        </table:table-row>
        <table:table-row table:style-name="Table2.2">
          <table:table-cell table:style-name="Table2.A2" office:value-type="string">
            <text:p text:style-name="P5"/>
          </table:table-cell>
          <table:table-cell table:style-name="Table2.B2" office:value-type="string">
            <text:p text:style-name="P10">Traitement/Persistance des données</text:p>
          </table:table-cell>
        </table:table-row>
        <table:table-row table:style-name="Table2.2">
          <table:table-cell table:style-name="Table2.A2" office:value-type="string">
            <text:p text:style-name="P5"/>
          </table:table-cell>
          <table:table-cell table:style-name="Table2.B2" office:value-type="string">
            <text:p text:style-name="P21">Sauvegarder/Charger un plateau</text:p>
          </table:table-cell>
        </table:table-row>
        <table:table-row table:style-name="Table2.2">
          <table:table-cell table:style-name="Table2.A2" office:value-type="string">
            <text:p text:style-name="P5"/>
          </table:table-cell>
          <table:table-cell table:style-name="Table2.B2" office:value-type="string">
            <text:p text:style-name="P12">Éditeur</text:p>
          </table:table-cell>
        </table:table-row>
        <table:table-row table:style-name="Table2.2">
          <table:table-cell table:style-name="Table2.A2" office:value-type="string">
            <text:p text:style-name="P5"/>
          </table:table-cell>
          <table:table-cell table:style-name="Table2.B2" office:value-type="string">
            <text:p text:style-name="P21">Créer un plateau aléatoirement</text:p>
          </table:table-cell>
        </table:table-row>
        <table:table-row table:style-name="Table2.2">
          <table:table-cell table:style-name="Table2.A2" office:value-type="string">
            <text:p text:style-name="P5"/>
          </table:table-cell>
          <table:table-cell table:style-name="Table2.B2" office:value-type="string">
            <text:p text:style-name="P21"><text:span text:style-name="T20">Crée</text:span> <text:span text:style-name="T20">une</text:span> grille</text:p>
          </table:table-cell>
        </table:table-row>
        <table:table-row table:style-name="Table2.2">
          <table:table-cell table:style-name="Table2.A2" office:value-type="string">
            <text:p text:style-name="P5"/>
          </table:table-cell>
          <table:table-cell table:style-name="Table2.B2" office:value-type="string">
            <text:p text:style-name="P21"><text:span text:style-name="T20">Modifier une grille</text:span></text:p>
          </table:table-cell>
        </table:table-row>
      </table:table>
      <text:p text:style-name="P44"/>
      <text:p text:style-name="P46">JEU </text:p>
      <text:p text:style-name="P47"/>
      <text:p text:style-name="P9">Jeu :</text:p>
      <text:p text:style-name="P9"/>
      <text:p text:style-name="P48"><text:tab/><text:span text:style-name="T26">Aider le joueur :</text:span></text:p>
      <text:p text:style-name="P41"><text:tab/><text:tab/></text:p>
      <text:p text:style-name="P44"><text:span text:style-name="T33"><text:tab/><text:tab/>L'utilisateur doit pouvoir recevoir une aide du logiciel dans le cas ou il est bloqué. </text:span><text:span text:style-name="T34">Il pourra interagir sur le <text:s/>plateau de deux différentes manières. Noircir une case correcte </text:span><text:span text:style-name="T20">o</text:span><text:span text:style-name="T34">u donner un indice à l'utilisateur.</text:span></text:p>
      <text:p text:style-name="P49"/>
      <text:p text:style-name="P16"><text:span text:style-name="T35"><text:tab/></text:span><text:span text:style-name="T27">Jouer une partie :</text:span></text:p>
      <text:p text:style-name="P22"/>
      <text:p text:style-name="P22"><text:tab/><text:tab/>L'utilisateur doit pouvoir jouer une partie de Picross à l'aide de la souris.</text:p>
      <text:p text:style-name="P22"/>
      <text:p text:style-name="P7"><text:span text:style-name="T35">Traitement/</text:span><text:span text:style-name="T24">Persistance </text:span><text:span text:style-name="T35">des données : </text:span></text:p>
      <text:p text:style-name="P14"/>
      <text:p text:style-name="P16"><text:span text:style-name="T35"><text:tab/></text:span><text:span text:style-name="T27">Sauvegarder/Charger les options :</text:span></text:p>
      <text:p text:style-name="P22"/>
      <text:p text:style-name="P23"><text:tab/><text:tab/>Les choix de l'utilisateur concernant les options du jeu sont sauvegardées entre les différents lancements du jeu.</text:p>
      <text:p text:style-name="P23"/>
      <text:p text:style-name="P16"><text:span text:style-name="T36"><text:tab/></text:span><text:span text:style-name="T28">Sauvegarder/Charger une partie :</text:span></text:p>
      <text:p text:style-name="P23"/>
      <text:p text:style-name="P23"><text:soft-page-break/><text:tab/><text:tab/>L'utilisateur peut sauvegarder sa partie en cours afin de la reprendre ultérieurement.</text:p>
      <text:p text:style-name="P23"><text:tab/><text:tab/>Lorsqu'il quitte le jeu en pleine partie et qu'il revient, le jeu lui propose de reprendre la partie précédente ou de retomber sur les menus.</text:p>
      <text:p text:style-name="P23"/>
      <text:p text:style-name="P18"><text:span text:style-name="T36"><text:tab/></text:span><text:span text:style-name="T28">S</text:span><text:span text:style-name="T29">auvegarder/Charger les scores et les statistiques :</text:span></text:p>
      <text:p text:style-name="P16"/>
      <text:p text:style-name="P24"><text:tab/><text:tab/>Lorsqu'une partie est terminée, les statistiques de la partie sont ajoutée aux statistiques globales du jeu. De plus le joueur peut ajouter son score au classement du jeu.</text:p>
      <text:p text:style-name="P24"/>
      <text:p text:style-name="P16"><text:span text:style-name="T37"><text:tab/></text:span><text:span text:style-name="T30">Crypter les données [OPTION] :</text:span></text:p>
      <text:p text:style-name="P24"/>
      <text:p text:style-name="P25"><text:tab/><text:tab/>Toute donnée sauvegardée sur le système est cryptée de façon à assurer l'intégrité des sauvegardes.</text:p>
      <text:p text:style-name="P25"/>
      <text:p text:style-name="P46">EDITEUR</text:p>
      <text:p text:style-name="P10"/>
      <text:p text:style-name="P11">Traitement/Persistance des données</text:p>
      <text:p text:style-name="P41"/>
      <text:p text:style-name="P44"><text:span text:style-name="T33"><text:tab/></text:span><text:span text:style-name="T31">Sauvegarder/Charger un plateau :</text:span></text:p>
      <text:p text:style-name="P50"><text:tab/></text:p>
      <text:p text:style-name="P43"><text:span text:style-name="T38"><text:tab/><text:tab/></text:span><text:span text:style-name="T33">L'utilisateur doit pouvoir sauvegarder ses plateaux en cours et si l'application quitte sans avoir sauvegarder, l</text:span><text:span text:style-name="T34">e dernier plateau</text:span><text:span text:style-name="T33"> est sauvegarder automatiquement.</text:span></text:p>
      <text:p text:style-name="P40"/>
      <text:p text:style-name="P13">Éditeur</text:p>
      <text:p text:style-name="P51"/>
      <text:p text:style-name="P41"><text:tab/><text:span text:style-name="T32">Créer une </text:span><text:span text:style-name="T26">grille :</text:span></text:p>
      <text:p text:style-name="P41"/>
      <text:p text:style-name="P44"><text:span text:style-name="T33"><text:tab/><text:tab/>L'utilisateur doit pouvoir créer une grille personnalisé </text:span><text:span text:style-name="T34">en remplissant une grille vide.</text:span></text:p>
      <text:p text:style-name="P41"/>
      <text:p text:style-name="P41"/>
      <text:p text:style-name="P41"><text:tab/><text:span text:style-name="T26">Créer un</text:span><text:span text:style-name="T32">e grille </text:span><text:span text:style-name="T26">aléatoirement :</text:span></text:p>
      <text:p text:style-name="P41"/>
      <text:p text:style-name="P41"><text:tab/><text:tab/>L'application doit pouvoir créer une grille aléatoire pour l'utilisateur.</text:p>
      <text:p text:style-name="P41"><text:tab/></text:p>
      <text:p text:style-name="P41"/>
      <text:p text:style-name="P41"><text:tab/><text:span text:style-name="T32">Modifier une </text:span><text:span text:style-name="T26">grille :</text:span></text:p>
      <text:p text:style-name="P41"><text:tab/></text:p>
      <text:p text:style-name="P40"><text:span text:style-name="T5"><text:tab/><text:tab/>L'utilisateur doit </text:span><text:span text:style-name="T20">pouvoir modifier une grille déjà existante.</text:span></text:p>
      <text:p text:style-name="P40"><text:span text:style-name="T20"/></text:p>
      <text:p text:style-name="P40"><text:span text:style-name="T20"><office:annotation><dc:creator>antoine foucault</dc:creator><dc:date>2014-02-05T16:09:58</dc:date><text:p text:style-name="P75"><text:span text:style-name="T43">Ajouter les diagrammes</text:span></text:p></office:annotation></text:span></text:p>
      <text:p text:style-name="P40"><text:span text:style-name="T20"/></text:p>
      <text:p text:style-name="P52"><text:span text:style-name="T40">Scénarios d'utilisation</text:span></text:p>
      <text:p text:style-name="P52"><text:span text:style-name="T40"/></text:p>
      <text:p text:style-name="P53"><text:span text:style-name="T40">Scénario d’utilisation numéro 1</text:span></text:p>
      <text:p text:style-name="P53"><text:span text:style-name="T40"></text:span></text:p>
      <text:p text:style-name="P53"><text:span text:style-name="T40"><text:s text:c="4"/>Nom : Résolution picross</text:span></text:p>
      <text:p text:style-name="P53"><text:span text:style-name="T40"><text:s text:c="4"/>Description : L’utilisateur tente de résoudre une grille de picross</text:span></text:p>
      <text:p text:style-name="P53"><text:span text:style-name="T40"><text:s text:c="4"/>Acteur : L'utilisateur de l'application</text:span></text:p>
      <text:p text:style-name="P53"><text:span text:style-name="T40"><text:s text:c="4"/>Préalables : L'application doit être téléchargé</text:span></text:p>
      <text:p text:style-name="P53"><text:span text:style-name="T40"><text:s text:c="4"/>Conséquents : L'utilisateur peut exécuter l'application</text:span></text:p>
      <text:p text:style-name="P53"><text:span text:style-name="T40"></text:span></text:p>
      <text:p text:style-name="P53"><text:span text:style-name="T40">Séquences d’événements</text:span></text:p>
      <text:p text:style-name="P53"><text:soft-page-break/><text:span text:style-name="T40"></text:span></text:p>
      <text:p text:style-name="P53"><text:span text:style-name="T40">I - Choix des options</text:span></text:p>
      <text:p text:style-name="P53"><text:span text:style-name="T40"></text:span></text:p>
      <text:p text:style-name="P53"><text:span text:style-name="T40">- L’utilisateur clique sur l'option "nouvelle partie"</text:span></text:p>
      <text:p text:style-name="P53"><text:span text:style-name="T40"></text:span></text:p>
      <text:p text:style-name="P53"><text:span text:style-name="T40">- Le système demande si l'on souhaite une grille choisie ou aléatoire</text:span></text:p>
      <text:p text:style-name="P53"><text:span text:style-name="T40">- L'utilisateur fait son choix</text:span></text:p>
      <text:p text:style-name="P53"><text:span text:style-name="T40"></text:span></text:p>
      <text:p text:style-name="P53"><text:span text:style-name="T40">- S'il demande une grille aléatoire</text:span></text:p>
      <text:p text:style-name="P53"><text:span text:style-name="T40">- Le système propose différentes tailles de grille (Peut être encombrant s'il y en a beaucoup, mais évite une entrée manuelle qui pourrait être incorrecte)</text:span></text:p>
      <text:p text:style-name="P53"><text:span text:style-name="T40">- L'utilisateur choisit une taille</text:span></text:p>
      <text:p text:style-name="P53"><text:span text:style-name="T40">- Le système sélectionne une grille</text:span></text:p>
      <text:p text:style-name="P53"><text:span text:style-name="T40"></text:span></text:p>
      <text:p text:style-name="P53"><text:span text:style-name="T40">- (Un joker = une aide ?)</text:span></text:p>
      <text:p text:style-name="P53"><text:span text:style-name="T40"></text:span></text:p>
      <text:p text:style-name="P53"><text:span text:style-name="T40">- Ajout d'un malus par joker utilisé</text:span></text:p>
      <text:p text:style-name="P53"><text:span text:style-name="T40">- Dans le cas ou le nombre au départ est limité :</text:span></text:p>
      <text:p text:style-name="P53"><text:span text:style-name="T40">- Ajout d'un bonus en fonction du nombre de jokers non utilisés (optionnel)</text:span></text:p>
      <text:p text:style-name="P53"><text:span text:style-name="T40"></text:span></text:p>
      <text:p text:style-name="P53"><text:span text:style-name="T40">- On considère que le timer est toujours mis en place</text:span></text:p>
      <text:p text:style-name="P53"><text:span text:style-name="T40"></text:span></text:p>
      <text:p text:style-name="P53"><text:span text:style-name="T40">II - Résolution du picross</text:span></text:p>
      <text:p text:style-name="P53"><text:span text:style-name="T40"></text:span></text:p>
      <text:p text:style-name="P53"><text:span text:style-name="T40">- L'utilisateur essaye de résoudre la grille</text:span></text:p>
      <text:p text:style-name="P53"><text:span text:style-name="T40">- L'utilisateur peut utiliser l'option "joker / aide" pour se débloquer</text:span></text:p>
      <text:p text:style-name="P53"><text:span text:style-name="T40">- Une fois la grille complète, il peut cliquer sur l'option "terminer / vérifier grille"</text:span></text:p>
      <text:p text:style-name="P53"><text:span text:style-name="T40"></text:span></text:p>
      <text:p text:style-name="P53"><text:span text:style-name="T40">- Le système compare les valeurs de chaque ligne / colonne avec les cases noircies</text:span></text:p>
      <text:p text:style-name="P53"><text:span text:style-name="T40">- Affichage d'un message indiquant s'il y a correspondance (réussite) ou non</text:span></text:p>
      <text:p text:style-name="P53"><text:span text:style-name="T40"></text:span></text:p>
      <text:p text:style-name="P53"><text:span text:style-name="T40">- S'il y a correspondance</text:span></text:p>
      <text:p text:style-name="P53"><text:span text:style-name="T40">- Le système demande d'entrer son nom</text:span></text:p>
      <text:p text:style-name="P53"><text:span text:style-name="T40">- L'utilisateur entre son nom</text:span></text:p>
      <text:p text:style-name="P53"><text:span text:style-name="T40">- Enregistrement du temps mis pour terminer la grille avec le nom entré</text:span></text:p>
      <text:p text:style-name="P53"><text:span text:style-name="T40">- Affichage des records pour cette grille</text:span></text:p>
      <text:p text:style-name="P53"><text:span text:style-name="T40">- Si l'image obtenue est différente de celle stockée, Le système en informe l'utilisateur et lui montre l'image en question</text:span></text:p>
      <text:p text:style-name="P53"><text:span text:style-name="T40">- Le système propose soit de tenter une nouvelle grille, soit de retourner au menu principal</text:span></text:p>
      <text:p text:style-name="P53"><text:span text:style-name="T40">- L'utilisateur choisit</text:span></text:p>
      <text:p text:style-name="P53"><text:span text:style-name="T40"></text:span></text:p>
      <text:p text:style-name="P53"><text:span text:style-name="T40">- Sinon</text:span></text:p>
      <text:p text:style-name="P53"><text:span text:style-name="T40">- L'utilisation d'un joker peut être proposé dans le message, vu que le joueur s'en servira probablement pour repérer une erreur (les erreurs en cascade, ça pardonne pas)</text:span></text:p>
      <text:p text:style-name="P53"><text:span text:style-name="T40"></text:span></text:p>
      <text:p text:style-name="P53"><text:span text:style-name="T40">III - Exceptions</text:span></text:p>
      <text:p text:style-name="P53"><text:span text:style-name="T40"></text:span></text:p>
      <text:p text:style-name="P53"><text:span text:style-name="T40">- L'utilisateur entre une taille de grille souhaitée qui n'est pas prise en compte (dans le cas d'une saisie manuelle)</text:span></text:p>
      <text:p text:style-name="P53"><text:span text:style-name="T40">- L'utilisateur veut utiliser un joker alors qu'il n'en a plus</text:span></text:p>
      <text:p text:style-name="P53"><text:span text:style-name="T40"></text:span></text:p>
      <text:p text:style-name="P53"><text:span text:style-name="T40"></text:span></text:p>
      <text:p text:style-name="P53"><text:soft-page-break/><text:span text:style-name="T40"></text:span></text:p>
      <text:p text:style-name="P53"><text:span text:style-name="T40">Scénario d’utilisation numéro 2</text:span></text:p>
      <text:p text:style-name="P53"><text:span text:style-name="T40"></text:span></text:p>
      <text:p text:style-name="P53"><text:span text:style-name="T40"><text:s text:c="4"/>Nom : Edition picross</text:span></text:p>
      <text:p text:style-name="P53"><text:span text:style-name="T40"><text:s text:c="4"/>Description : L’utilisateur créé une grille de picross via l'éditeur</text:span></text:p>
      <text:p text:style-name="P53"><text:span text:style-name="T40"><text:s text:c="4"/>Acteur : L'utilisateur de l'application</text:span></text:p>
      <text:p text:style-name="P53"><text:span text:style-name="T40"><text:s text:c="4"/>Préalables : L'application doit être téléchargé</text:span></text:p>
      <text:p text:style-name="P53"><text:span text:style-name="T40"><text:s text:c="4"/>Conséquents : L'utilisateur peut exécuter l'application</text:span></text:p>
      <text:p text:style-name="P53"><text:span text:style-name="T40"></text:span></text:p>
      <text:p text:style-name="P53"><text:span text:style-name="T40">Séquences d’événements</text:span></text:p>
      <text:p text:style-name="P53"><text:span text:style-name="T40"></text:span></text:p>
      <text:p text:style-name="P53"><text:span text:style-name="T40">exemple : http://www.hanjie-star.fr/picross/regles-et-tutoriels/tutoriel-creer-une-grille-de-hanjie-3.html</text:span></text:p>
      <text:p text:style-name="P53"><text:span text:style-name="T40"></text:span></text:p>
      <text:p text:style-name="P53"><text:span text:style-name="T40">I - Création de la grille</text:span></text:p>
      <text:p text:style-name="P53"><text:span text:style-name="T40"></text:span></text:p>
      <text:p text:style-name="P53"><text:span text:style-name="T40">- L'utilisateur clique sur l'option "créer un picross"</text:span></text:p>
      <text:p text:style-name="P53"><text:span text:style-name="T40">- Le système permet de modifier le nombre de lignes et de colonne via</text:span></text:p>
      <text:p text:style-name="P53"><text:span text:style-name="T40">- Une saisie manuelle</text:span></text:p>
      <text:p text:style-name="P53"><text:span text:style-name="T40">- Un "pointeur" situé sur une barre de longueur 25 (voir exemple)</text:span></text:p>
      <text:p text:style-name="P53"><text:span text:style-name="T40"></text:span></text:p>
      <text:p text:style-name="P53"><text:span text:style-name="T40">- L'utilisateur sélectionne le nombre de lignes et de colonnes (non modifiable par la suite)</text:span></text:p>
      <text:p text:style-name="P53"><text:span text:style-name="T40">- L'utilisateur dessine son image en cliquant sur les cases de la grille pour les noircir, une 2e fois pour annuler</text:span></text:p>
      <text:p text:style-name="P53"><text:span text:style-name="T40">- L'utilisateur clique sur l'option "enregistrer la grille"</text:span></text:p>
      <text:p text:style-name="P53"><text:span text:style-name="T40"></text:span></text:p>
      <text:p text:style-name="P53"><text:span text:style-name="T40">II - Enregistrement de la grille</text:span></text:p>
      <text:p text:style-name="P53"><text:span text:style-name="T40"></text:span></text:p>
      <text:p text:style-name="P53"><text:span text:style-name="T40">- Le système demande de saisir un nom de grille (obligatoire) ainsi qu'une description (optionnel, peut aider à résoudre la grille)</text:span></text:p>
      <text:p text:style-name="P53"><text:span text:style-name="T40">- L'utilisateur saisit le nom, et éventuellement la description</text:span></text:p>
      <text:p text:style-name="P53"><text:span text:style-name="T40">- Le système compte, pour chaque ligne et ensuite pour chaque colonne, les séries de cases noires et enregistre ces valeurs avec la grille</text:span></text:p>
      <text:p text:style-name="P53"><text:span text:style-name="T40"></text:span></text:p>
      <text:p text:style-name="P53"><text:span text:style-name="T40">- Le système propose soit de créer une autre grille, soit de retourner au menu principal</text:span></text:p>
      <text:p text:style-name="P53"><text:span text:style-name="T40">- L'utilisateur choisit</text:span></text:p>
      <text:p text:style-name="P53"><text:span text:style-name="T40"></text:span></text:p>
      <text:p text:style-name="P53"><text:span text:style-name="T40">III - Exceptions</text:span></text:p>
      <text:p text:style-name="P53"><text:span text:style-name="T40"></text:span></text:p>
      <text:p text:style-name="P53"><text:span text:style-name="T40">- ?</text:span></text:p>
      <text:p text:style-name="P53"><text:span text:style-name="T40"/></text:p>
      <text:p text:style-name="P37"><text:span text:style-name="T3">Livrable</text:span><text:span text:style-name="T41">s</text:span></text:p>
      <text:p text:style-name="P33"><text:span text:style-name="T3"></text:span></text:p>
      <text:p text:style-name="P33"><text:span text:style-name="T3">- Un cahier des charges validé par le client</text:span></text:p>
      <text:p text:style-name="P33"><text:span text:style-name="T3">- Un logiciel qui respecte le cahier des charges</text:span></text:p>
      <text:p text:style-name="P33"><text:span text:style-name="T3">- Les cahiers d'analyse et de conception</text:span></text:p>
      <text:p text:style-name="P54"><text:span text:style-name="T3">- Un manuel utilisateur</text:span></text:p>
      <text:p text:style-name="P54"><text:span text:style-name="T3"/></text:p>
      <text:p text:style-name="P54"><text:span text:style-name="T3"><office:annotation><dc:creator>antoine foucault</dc:creator><dc:date>2014-02-05T16:22:01</dc:date><text:p text:style-name="P75"><text:span text:style-name="T43">Ajouter une partie Contrainte</text:span></text:p></office:annotation></text:span></text:p>
      <text:p text:style-name="P54"><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F" svg:font-family="" style:font-family-generic="roman"/>
    <style:font-face style:name="Cantarell" svg:font-family="Cantarell" style:font-family-generic="swiss"/>
    <style:font-face style:name="DejaVu Sans" svg:font-family="'DejaVu Sans'" style:font-family-generic="swiss"/>
    <style:font-face style:name="WenQuanYi Zen Hei Sharp1" svg:font-family="'WenQuanYi Zen Hei Sharp'"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ejaVu Sans2"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harp"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ine foucault</meta:initial-creator>
    <meta:creation-date>2014-02-05T15:38:17</meta:creation-date>
    <meta:generator>LibreOffice/3.6$Linux_X86_64 LibreOffice_project/360m1$Build-2</meta:generator>
    <dc:date>2014-02-05T16:42:25</dc:date>
    <dc:creator>antoine foucault</dc:creator>
    <meta:editing-duration>PT1H3M43S</meta:editing-duration>
    <meta:editing-cycles>18</meta:editing-cycles>
    <meta:document-statistic meta:table-count="2" meta:image-count="0" meta:object-count="0" meta:page-count="8" meta:paragraph-count="221" meta:word-count="1643" meta:character-count="10604" meta:non-whitespace-character-count="8922"/>
  </office:meta>
</office:document-meta>
</file>